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rsid="001eaa61" officeooo:paragraph-rsid="001eaa61"/>
    </style:style>
    <style:style style:name="P2" style:family="paragraph" style:parent-style-name="Standard">
      <style:text-properties style:font-name="Liberation Sans1" officeooo:rsid="001f2890" officeooo:paragraph-rsid="0020abc5"/>
    </style:style>
    <style:style style:name="P3" style:family="paragraph" style:parent-style-name="Standard" style:list-style-name="L1">
      <style:text-properties officeooo:paragraph-rsid="001eaa61"/>
    </style:style>
    <style:style style:name="P4" style:family="paragraph" style:parent-style-name="Standard" style:list-style-name="L2">
      <style:text-properties style:font-name="Liberation Sans1" officeooo:rsid="0020abc5" officeooo:paragraph-rsid="0020abc5"/>
    </style:style>
    <style:style style:name="P5" style:family="paragraph" style:parent-style-name="Standard" style:list-style-name="L3">
      <style:text-properties style:font-name="Liberation Sans1" officeooo:rsid="0020abc5" officeooo:paragraph-rsid="0020abc5"/>
    </style:style>
    <style:style style:name="P6" style:family="paragraph" style:parent-style-name="Standard">
      <style:text-properties style:font-name="Liberation Sans1" officeooo:rsid="0020abc5" officeooo:paragraph-rsid="0020abc5"/>
    </style:style>
    <style:style style:name="P7" style:family="paragraph" style:parent-style-name="Standard" style:list-style-name="L4">
      <style:text-properties style:font-name="Liberation Sans1" fo:font-weight="normal" officeooo:rsid="0022e1cb" officeooo:paragraph-rsid="0022e1cb" style:font-weight-asian="normal" style:font-weight-complex="normal"/>
    </style:style>
    <style:style style:name="P8" style:family="paragraph" style:parent-style-name="Standard">
      <style:text-properties style:font-name="Liberation Sans1" fo:font-weight="normal" officeooo:rsid="0022e1cb" officeooo:paragraph-rsid="0022e1cb" style:font-weight-asian="normal" style:font-weight-complex="normal"/>
    </style:style>
    <style:style style:name="P9" style:family="paragraph" style:parent-style-name="Standard">
      <style:text-properties style:font-name="Liberation Sans1" officeooo:rsid="0022e1cb" officeooo:paragraph-rsid="0022e1cb"/>
    </style:style>
    <style:style style:name="P10" style:family="paragraph" style:parent-style-name="Standard" style:list-style-name="L5">
      <style:text-properties style:font-name="Liberation Sans1" officeooo:rsid="0023ebb5" officeooo:paragraph-rsid="0023ebb5"/>
    </style:style>
    <style:style style:name="P11" style:family="paragraph" style:parent-style-name="Standard">
      <style:text-properties style:font-name="Liberation Sans1" officeooo:rsid="0023ebb5" officeooo:paragraph-rsid="0023ebb5"/>
    </style:style>
    <style:style style:name="P12" style:family="paragraph" style:parent-style-name="Standard" style:list-style-name="L6">
      <style:text-properties style:font-name="Liberation Sans1" officeooo:rsid="0023ebb5" officeooo:paragraph-rsid="0023ebb5"/>
    </style:style>
    <style:style style:name="P13" style:family="paragraph" style:parent-style-name="Standard">
      <style:text-properties style:font-name="Liberation Sans1" officeooo:rsid="002556d7" officeooo:paragraph-rsid="002556d7"/>
    </style:style>
    <style:style style:name="P14" style:family="paragraph" style:parent-style-name="Standard" style:list-style-name="L7">
      <style:text-properties style:font-name="Liberation Sans1" officeooo:rsid="002556d7" officeooo:paragraph-rsid="002556d7"/>
    </style:style>
    <style:style style:name="P15" style:family="paragraph" style:parent-style-name="Standard" style:list-style-name="L7">
      <style:text-properties style:font-name="Liberation Sans1" officeooo:rsid="002556d7" officeooo:paragraph-rsid="0037f3ef"/>
    </style:style>
    <style:style style:name="P16" style:family="paragraph" style:parent-style-name="Standard" style:list-style-name="L5">
      <style:text-properties style:font-name="Liberation Sans1" officeooo:rsid="002d840c" officeooo:paragraph-rsid="002d840c"/>
    </style:style>
    <style:style style:name="P17" style:family="paragraph" style:parent-style-name="Standard">
      <style:text-properties style:font-name="Liberation Sans1" officeooo:rsid="002d840c" officeooo:paragraph-rsid="002d840c"/>
    </style:style>
    <style:style style:name="P18" style:family="paragraph" style:parent-style-name="Standard" style:list-style-name="L9">
      <style:text-properties style:font-name="Liberation Sans1" officeooo:rsid="00304071" officeooo:paragraph-rsid="00304071"/>
    </style:style>
    <style:style style:name="P19" style:family="paragraph" style:parent-style-name="Standard">
      <style:text-properties style:font-name="Liberation Sans1" fo:font-size="14pt" fo:font-weight="bold" officeooo:rsid="001eaa61" officeooo:paragraph-rsid="001eaa61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ans1" fo:font-size="14pt" fo:font-weight="bold" officeooo:rsid="001f2890" officeooo:paragraph-rsid="0020abc5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ans1" fo:font-size="14pt" fo:font-weight="bold" officeooo:rsid="0020abc5" officeooo:paragraph-rsid="0020abc5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ans1" fo:font-size="14pt" fo:font-weight="bold" officeooo:rsid="0022e1cb" officeooo:paragraph-rsid="0022e1cb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ans1" fo:font-size="14pt" fo:font-weight="bold" officeooo:rsid="0023ebb5" officeooo:paragraph-rsid="0023ebb5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ans1" fo:font-size="14pt" fo:font-weight="bold" officeooo:rsid="002556d7" officeooo:paragraph-rsid="002556d7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ans1" fo:font-size="14pt" fo:font-weight="bold" officeooo:rsid="0033bd74" officeooo:paragraph-rsid="0033bd74" style:font-size-asian="14pt" style:font-weight-asian="bold" style:font-size-complex="14pt" style:font-weight-complex="bold"/>
    </style:style>
    <style:style style:name="P26" style:family="paragraph" style:parent-style-name="Standard" style:list-style-name="L14">
      <style:text-properties style:font-name="Liberation Sans1" fo:font-size="12pt" fo:font-weight="normal" officeooo:rsid="0033bd74" officeooo:paragraph-rsid="0033bd74" style:font-size-asian="10.5pt" style:font-weight-asian="normal" style:font-size-complex="12pt" style:font-weight-complex="normal"/>
    </style:style>
    <style:style style:name="P27" style:family="paragraph" style:parent-style-name="Standard" style:list-style-name="L15">
      <style:text-properties style:font-name="Liberation Sans1" officeooo:rsid="0037f3ef" officeooo:paragraph-rsid="0037f3ef"/>
    </style:style>
    <style:style style:name="P28" style:family="paragraph" style:parent-style-name="Standard" style:list-style-name="L7">
      <style:text-properties style:font-name="Liberation Sans1" officeooo:rsid="0037f3ef" officeooo:paragraph-rsid="0037f3ef"/>
    </style:style>
    <style:style style:name="P29" style:family="paragraph" style:parent-style-name="Standard" style:list-style-name="L4">
      <style:text-properties fo:font-weight="normal" officeooo:paragraph-rsid="0022e1cb" style:font-weight-asian="normal" style:font-weight-complex="normal"/>
    </style:style>
    <style:style style:name="P30" style:family="paragraph" style:parent-style-name="Standard">
      <style:text-properties fo:font-weight="normal" officeooo:paragraph-rsid="0022e1cb" style:font-weight-asian="normal" style:font-weight-complex="normal"/>
    </style:style>
    <style:style style:name="P31" style:family="paragraph" style:parent-style-name="Standard" style:list-style-name="L8">
      <style:text-properties officeooo:paragraph-rsid="002ab769"/>
    </style:style>
    <style:style style:name="P32" style:family="paragraph" style:parent-style-name="Standard">
      <style:text-properties officeooo:paragraph-rsid="002ab769"/>
    </style:style>
    <style:style style:name="P33" style:family="paragraph" style:parent-style-name="Standard" style:list-style-name="L8">
      <style:text-properties officeooo:rsid="002ab769" officeooo:paragraph-rsid="002ab769"/>
    </style:style>
    <style:style style:name="P34" style:family="paragraph" style:parent-style-name="Standard" style:list-style-name="L8">
      <style:text-properties officeooo:rsid="002ab769" officeooo:paragraph-rsid="00304071"/>
    </style:style>
    <style:style style:name="P35" style:family="paragraph" style:parent-style-name="Standard">
      <style:text-properties officeooo:paragraph-rsid="00334239"/>
    </style:style>
    <style:style style:name="P36" style:family="paragraph" style:parent-style-name="Standard" style:list-style-name="L12">
      <style:text-properties officeooo:paragraph-rsid="00334239"/>
    </style:style>
    <style:style style:name="P37" style:family="paragraph" style:parent-style-name="Standard" style:list-style-name="L14">
      <style:text-properties officeooo:paragraph-rsid="0033bd74"/>
    </style:style>
    <style:style style:name="P38" style:family="paragraph">
      <style:paragraph-properties fo:text-align="cente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20abc5"/>
    </style:style>
    <style:style style:name="T3" style:family="text">
      <style:text-properties style:font-name="Liberation Sans1" officeooo:rsid="0022e1cb"/>
    </style:style>
    <style:style style:name="T4" style:family="text">
      <style:text-properties style:font-name="Liberation Sans1" officeooo:rsid="002ab769"/>
    </style:style>
    <style:style style:name="T5" style:family="text">
      <style:text-properties style:font-name="Liberation Sans1" officeooo:rsid="002ca65b"/>
    </style:style>
    <style:style style:name="T6" style:family="text">
      <style:text-properties style:font-name="Liberation Sans1" officeooo:rsid="001eaa61"/>
    </style:style>
    <style:style style:name="T7" style:family="text">
      <style:text-properties style:font-name="Liberation Sans1" officeooo:rsid="00325f4a"/>
    </style:style>
    <style:style style:name="T8" style:family="text">
      <style:text-properties style:font-name="Liberation Sans1" officeooo:rsid="001f2890"/>
    </style:style>
    <style:style style:name="T9" style:family="text">
      <style:text-properties style:font-name="Liberation Sans1" officeooo:rsid="00334239"/>
    </style:style>
    <style:style style:name="T10" style:family="text">
      <style:text-properties style:font-name="Liberation Sans1" fo:font-size="12pt" fo:font-weight="normal" officeooo:rsid="0033bd74" style:font-size-asian="10.5pt" style:font-weight-asian="normal" style:font-size-complex="12pt" style:font-weight-complex="normal"/>
    </style:style>
    <style:style style:name="T11" style:family="text">
      <style:text-properties officeooo:rsid="002d840c"/>
    </style:style>
    <style:style style:name="T12" style:family="text">
      <style:text-properties officeooo:rsid="00325f4a"/>
    </style:style>
    <style:style style:name="T13" style:family="text">
      <style:text-properties officeooo:rsid="00334239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7f3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079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LP:</text:p>
      <text:p text:style-name="P1">Natural language Processing(NLP) is a component of AI.It is process of making computer to understand human language.</text:p>
      <text:p text:style-name="P1"/>
      <text:p text:style-name="P19">TOOLKITS FOR NLP:</text:p>
      <text:list xml:id="list3616652789" text:style-name="L1">
        <text:list-item>
          <text:p text:style-name="P3"><text:span text:style-name="T6">Core NLP:</text:span><text:span text:style-name="T7">It </text:span>is a Java library with Python wrappers. <text:span text:style-name="T12">This tool is used in many </text:span>production systems due to its speed.</text:p>
        </text:list-item>
        <text:list-item>
          <text:p text:style-name="P3"><text:span text:style-name="T6">NLTK:</text:span><text:span text:style-name="T7">It</text:span> is <text:span text:style-name="T12">used</text:span> <text:span text:style-name="T12">to overcome</text:span> many text analysis problems.<text:span text:style-name="T12">It</text:span> as an education and research tool. <text:span text:style-name="T12">I</text:span>t <text:span text:style-name="T12">is an</text:span> excellent for learning and exploring NLP concepts, but it <text:span text:style-name="T12">i</text:span>s not meant for production.</text:p>
        </text:list-item>
        <text:list-item>
          <text:p text:style-name="P3"><text:span text:style-name="T6">Textblob:</text:span><text:span text:style-name="T7">It </text:span>is built on top of NLTK and it <text:span text:style-name="T12">i</text:span>s more easily-accessible. This <text:s/>library for fast-prototyping or building applications that don’t require highly optimized performance. </text:p>
        </text:list-item>
        <text:list-item>
          <text:p text:style-name="P3"><text:span text:style-name="T6">Gensim:</text:span><text:span text:style-name="T7">It </text:span>is most commonly used for topic modeling and similarity detection. It <text:span text:style-name="T12">i</text:span>s not a general-purpose NLP library.</text:p>
        </text:list-item>
        <text:list-item>
          <text:p text:style-name="P3"><text:span text:style-name="T6">S</text:span><text:span text:style-name="T8">pacy:</text:span><text:span text:style-name="T9">It </text:span>is a new NLP library that <text:span text:style-name="T13">is </text:span>designed to be fast, streamlined, and production-ready. </text:p>
        </text:list-item>
      </text:list>
      <text:p text:style-name="P2"/>
      <text:p text:style-name="P20">COMPONENTS OF NLP:</text:p>
      <text:list xml:id="list720586581" text:style-name="L2">
        <text:list-item>
          <text:p text:style-name="P4">NLU(Natural Language Understanding):</text:p>
        </text:list-item>
      </text:list>
      <text:p text:style-name="P35"><text:span text:style-name="T2"><text:tab/></text:span><text:span text:style-name="T9">It involves two aspects:</text:span></text:p>
      <text:list xml:id="list2664031304" text:style-name="L12">
        <text:list-item>
          <text:p text:style-name="P36"><text:span text:style-name="T2">Mapping the given input in natural language into useful representations </text:span></text:p>
        </text:list-item>
        <text:list-item>
          <text:p text:style-name="P36">Analyzing different aspects of the language. </text:p>
        </text:list-item>
      </text:list>
      <text:list xml:id="list130610067933319" text:continue-list="list720586581" text:style-name="L2">
        <text:list-header>
          <text:p text:style-name="P4"/>
        </text:list-header>
        <text:list-item>
          <text:p text:style-name="P4">NLG(Natural Language Generation<text:span text:style-name="T13">):</text:span></text:p>
        </text:list-item>
      </text:list>
      <text:list xml:id="list1762694280" text:style-name="L3">
        <text:list-header>
          <text:p text:style-name="P5"><text:s/>1.Text Planning</text:p>
          <text:p text:style-name="P5"><text:s/>2.Sentence Planning</text:p>
          <text:p text:style-name="P5"><text:s/>3.Text Realization</text:p>
        </text:list-header>
      </text:list>
      <text:p text:style-name="P6"/>
      <text:p text:style-name="P21">NLP PROCESS:</text:p>
      <text:p text:style-name="P6"><draw:custom-shape text:anchor-type="paragraph" draw:z-index="0" draw:name="Shape6" draw:style-name="gr1" svg:width="0.003cm" svg:height="0.08cm" svg:x="4.055cm" svg:y="2.417cm"><text:p/><draw:enhanced-geometry svg:viewBox="0 0 21600 21600" draw:type="rectangle" draw:enhanced-path="M 0 0 L 21600 0 21600 21600 0 21600 0 0 Z N"/></draw:custom-shape></text:p>
      <text:list xml:id="list1703779426" text:style-name="L4">
        <text:list-header>
          <text:p text:style-name="P29"><draw:line text:anchor-type="paragraph" draw:z-index="7" draw:name="Shape8" draw:style-name="gr2" draw:text-style-name="P38" svg:x1="3.235cm" svg:y1="0.395cm" svg:x2="3.235cm" svg:y2="1.136cm"><text:p/></draw:line><text:span text:style-name="T2">L</text:span><text:span text:style-name="T3">EXICAL ANALYSIS</text:span></text:p>
        </text:list-header>
      </text:list>
      <text:p text:style-name="P30"><text:span text:style-name="T3"/></text:p>
      <text:p text:style-name="P30"><text:span text:style-name="T3"/></text:p>
      <text:list xml:id="list130609295365081" text:continue-numbering="true" text:style-name="L4">
        <text:list-header>
          <text:p text:style-name="P7">SYNTACTIC ANALYSIS</text:p>
        </text:list-header>
      </text:list>
      <text:p text:style-name="P8"><draw:line text:anchor-type="paragraph" draw:z-index="8" draw:name="Shape9" draw:style-name="gr2" draw:text-style-name="P38" svg:x1="3.235cm" svg:y1="0.115cm" svg:x2="3.235cm" svg:y2="0.671cm"><text:p/></draw:line></text:p>
      <text:p text:style-name="P8"/>
      <text:list xml:id="list130608674790063" text:continue-numbering="true" text:style-name="L4">
        <text:list-header>
          <text:p text:style-name="P7">SEMANTIC ANALYSIS</text:p>
        </text:list-header>
      </text:list>
      <text:p text:style-name="P8"><draw:line text:anchor-type="paragraph" draw:z-index="9" draw:name="Shape10" draw:style-name="gr2" draw:text-style-name="P38" svg:x1="3.261cm" svg:y1="0.03cm" svg:x2="3.261cm" svg:y2="0.691cm"><text:p/></draw:line></text:p>
      <text:p text:style-name="P8"/>
      <text:list xml:id="list130610711326593" text:continue-numbering="true" text:style-name="L4">
        <text:list-header>
          <text:p text:style-name="P7">DISCLOSURE INTEGRATION</text:p>
        </text:list-header>
      </text:list>
      <text:p text:style-name="P8"><draw:line text:anchor-type="paragraph" draw:z-index="10" draw:name="Shape11" draw:style-name="gr2" draw:text-style-name="P38" svg:x1="3.235cm" svg:y1="0.025cm" svg:x2="3.235cm" svg:y2="0.872cm"><text:p/></draw:line></text:p>
      <text:p text:style-name="P8"/>
      <text:p text:style-name="P8"><text:tab/>PRAGMATIC ANALYSIS</text:p>
      <text:p text:style-name="P8"/>
      <text:p text:style-name="P8"/>
      <text:p text:style-name="P25">TASKS OF NLP:</text:p>
      <text:list xml:id="list3401193975" text:style-name="L14">
        <text:list-item>
          <text:p text:style-name="P26">Text Classification</text:p>
        </text:list-item>
        <text:list-item>
          <text:p text:style-name="P26">Text Matching</text:p>
        </text:list-item>
        <text:list-item>
          <text:p text:style-name="P37"><text:span text:style-name="T10">Co</text:span>reference Resolution</text:p>
        </text:list-item>
        <text:list-item>
          <text:p text:style-name="P37"><text:span text:style-name="Strong_20_Emphasis"><text:span text:style-name="T15">Text Summarization</text:span></text:span></text:p>
        </text:list-item>
        <text:list-item>
          <text:p text:style-name="P37"><text:span text:style-name="Strong_20_Emphasis"><text:span text:style-name="T15">Machine Translation</text:span></text:span></text:p>
        </text:list-item>
        <text:list-item>
          <text:p text:style-name="P37"><text:span text:style-name="Strong_20_Emphasis"><text:span text:style-name="T15">Natural Language Generation and Understanding</text:span></text:span></text:p>
        </text:list-item>
        <text:list-item>
          <text:p text:style-name="P37"><text:span text:style-name="Strong_20_Emphasis"><text:span text:style-name="T15">Optical Character Recognition</text:span></text:span></text:p>
        </text:list-item>
        <text:list-item>
          <text:p text:style-name="P37"><text:span text:style-name="Strong_20_Emphasis"><text:span text:style-name="T15">Document to Information</text:span></text:span></text:p>
        </text:list-item>
      </text:list>
      <text:p text:style-name="P22"/>
      <text:p text:style-name="P22"><text:soft-page-break/>SYNTACTIC ANALYSIS:</text:p>
      <text:p text:style-name="P9"/>
      <text:list xml:id="list2150457060" text:style-name="L5">
        <text:list-item>
          <text:p text:style-name="P10">Context free grammer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6"><draw:line text:anchor-type="paragraph" draw:z-index="1" draw:name="Shape1" draw:style-name="gr2" draw:text-style-name="P38" svg:x1="6.304cm" svg:y1="0.441cm" svg:x2="5.246cm" svg:y2="1.235cm"><text:p/></draw:line><draw:line text:anchor-type="paragraph" draw:z-index="2" draw:name="Shape2" draw:style-name="gr2" draw:text-style-name="P38" svg:x1="6.754cm" svg:y1="0.441cm" svg:x2="7.998cm" svg:y2="1.314cm"><text:p/></draw:line>SP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3060976230248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6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text:tab/><text:tab/><text:tab/><text:span text:style-name="T11">NP <text:s text:c="19"/>VP</text:span></text:p>
      <text:list xml:id="list130609533257492" text:continue-numbering="true" text:style-name="L5">
        <text:list-header>
          <text:p text:style-name="P10"><draw:line text:anchor-type="paragraph" draw:z-index="3" draw:name="Shape3" draw:style-name="gr2" draw:text-style-name="P38" svg:x1="8.262cm" svg:y1="0.108cm" svg:x2="7.627cm" svg:y2="1.113cm"><text:p/></draw:line><draw:line text:anchor-type="paragraph" draw:z-index="4" draw:name="Shape4" draw:style-name="gr2" draw:text-style-name="P38" svg:x1="8.606cm" svg:y1="0.108cm" svg:x2="9.029cm" svg:y2="1.113cm"><text:p/></draw:line><draw:line text:anchor-type="paragraph" draw:z-index="5" draw:name="Shape5" draw:style-name="gr2" draw:text-style-name="P38" svg:x1="5.061cm" svg:y1="0.055cm" svg:x2="4.161cm" svg:y2="1.246cm"><text:p/></draw:line><draw:line text:anchor-type="paragraph" draw:z-index="6" draw:name="Shape7" draw:style-name="gr2" draw:text-style-name="P38" svg:x1="5.431cm" svg:y1="0.002cm" svg:x2="6.145cm" svg:y2="1.272cm"><text:p/></draw:line></text:p>
          <text:p text:style-name="P10"/>
        </text:list-header>
      </text:list>
      <text:p text:style-name="P11"/>
      <text:p text:style-name="P11"><text:tab/><text:tab/><text:tab/><text:span text:style-name="T11">DET<text:tab/> <text:s text:c="8"/>N <text:s text:c="5"/>DET<text:tab/> <text:s/>N</text:span></text:p>
      <text:p text:style-name="P11"/>
      <text:list xml:id="list130609181705872" text:continue-numbering="true" text:style-name="L5">
        <text:list-item>
          <text:p text:style-name="P10">Top-Down parser</text:p>
        </text:list-item>
      </text:list>
      <text:p text:style-name="P11"/>
      <text:p text:style-name="P23">TEXT PROCESSING:</text:p>
      <text:list xml:id="list3688636489" text:style-name="L6">
        <text:list-item>
          <text:p text:style-name="P12">Noise Removal</text:p>
        </text:list-item>
        <text:list-item>
          <text:p text:style-name="P12">Lexical Normalization</text:p>
        </text:list-item>
        <text:list-item>
          <text:p text:style-name="P12">Object Standardization</text:p>
        </text:list-item>
      </text:list>
      <text:p text:style-name="P13"/>
      <text:p text:style-name="P24">DATA PREPROCESSING:</text:p>
      <text:list xml:id="list4061058506" text:style-name="L7">
        <text:list-item>
          <text:p text:style-name="P15">Tokenization:<text:span text:style-name="T16">It is a process of converting text to tokens.</text:span></text:p>
        </text:list-item>
        <text:list-item>
          <text:p text:style-name="P28">Tokens are nothing but words or entities present in the text</text:p>
        </text:list-item>
      </text:list>
      <text:list xml:id="list1556893747" text:style-name="L15">
        <text:list-item>
          <text:p text:style-name="P27">Sentence Tokenization: It is a process of converting paragraphs to sentences.</text:p>
        </text:list-item>
        <text:list-item>
          <text:p text:style-name="P27">Word Tokenization:It is a process of converting sentences or paragraphs to words.</text:p>
        </text:list-item>
      </text:list>
      <text:list xml:id="list130609927867516" text:continue-list="list4061058506" text:style-name="L7">
        <text:list-item>
          <text:p text:style-name="P14">Converting Uppercase to lowercase</text:p>
        </text:list-item>
        <text:list-item>
          <text:p text:style-name="P14">Removal of words with length &lt;3</text:p>
        </text:list-item>
        <text:list-item>
          <text:p text:style-name="P14">Word Lemmatization</text:p>
        </text:list-item>
        <text:list-item>
          <text:p text:style-name="P14">Word Stemming</text:p>
        </text:list-item>
      </text:list>
      <text:p text:style-name="P13"/>
      <text:p text:style-name="P13"/>
      <text:p text:style-name="P13"/>
      <text:p text:style-name="P13"/>
      <text:p text:style-name="P24">TEXT CLASSIFICATION:</text:p>
      <text:list xml:id="list3537468854" text:style-name="L9">
        <text:list-item>
          <text:p text:style-name="P18">Taining</text:p>
        </text:list-item>
        <text:list-item>
          <text:p text:style-name="P18">Prediction</text:p>
        </text:list-item>
      </text:list>
      <text:p text:style-name="P13"/>
      <text:list xml:id="list3122458250" text:style-name="L8">
        <text:list-item>
          <text:p text:style-name="P31"><text:span text:style-name="T4">Supervised classification:</text:span></text:p>
          <text:p text:style-name="P31"><text:span text:style-name="T4">LDA</text:span></text:p>
          <text:p text:style-name="P33"><text:span text:style-name="T1">SVM</text:span></text:p>
          <text:p text:style-name="P33"><text:span text:style-name="T1">Multinominal logistic regression</text:span></text:p>
          <text:p text:style-name="P33"><text:span text:style-name="T1">Naive Bayes</text:span></text:p>
          <text:p text:style-name="P33"><text:span text:style-name="T1">Neural n/w’s</text:span></text:p>
          <text:p text:style-name="P33"><text:span text:style-name="T1">Decision tree</text:span></text:p>
          <text:p text:style-name="P33"><text:span text:style-name="T1">Random forests</text:span></text:p>
          <text:p text:style-name="P34"><text:span text:style-name="T1">Boosting and Bagging</text:span></text:p>
          <text:p text:style-name="P34"><text:span text:style-name="T1">LDA:</text:span></text:p>
          <text:p text:style-name="P33"><text:span text:style-name="T1">Multinominal Distribution:</text:span></text:p>
          <text:p text:style-name="P33"><text:span text:style-name="T1"><text:s text:c="2"/>P=(n!/(n1!*n2!*n3!...))*</text:span><text:span text:style-name="T5">(</text:span><text:span text:style-name="T1">(p1**</text:span><text:span text:style-name="T5">n1)*(p2**n2)...)</text:span></text:p>
          <text:p text:style-name="P33"><text:span text:style-name="T5"/></text:p>
        </text:list-item>
      </text:list>
      <text:p text:style-name="P3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8:05:47.636804548</meta:creation-date>
    <dc:date>2018-07-17T13:06:08.449081934</dc:date>
    <meta:editing-duration>PT21M37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71" meta:word-count="360" meta:character-count="2299" meta:non-whitespace-character-count="2001"/>
  </office:meta>
</office:document-meta>
</file>